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Handler.setDefaultType( Object instan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setDefaultType( Object instanceFactory , Class castClass , Method defaultAd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addPI( String pinam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addType( String qname , Object instanc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addType( String qname , Object instanceFactory , Class ca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Meta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setDefaultType( Object instanceFactory , Class ca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setTrace( boolean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setMissingPIException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Handler.addType( String qname , Object instanceFactory , Class castClass , Method defaultAd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